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1" style:family="text">
      <style:text-properties style:text-underline-styl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Filesystem con tamaño de bloque 1k – Configuración estándar vs. Configuración Optimizada</text:p>
      <text:p text:style-name="Standard"/>
      <text:p text:style-name="Standard">En cuanto a la métrica de bytes escritos por segundo puede notarse una mejoría muy reducida de la configuración optimizada en las operaciones c1000A y c2000A2m, teniendo valores específicos de 0.81% y 0.29%, respectivamente. Sin embargo, en la operación re2000A2m la mejoría fue bastante significativa, aumentando en un 60.71%.</text:p>
      <text:p text:style-name="Standard"><text:span text:style-name="T1">Se puede concluir que las optimizaciones realizadas son muy significativas para las escrituras aleatorias sobre archivos existentes.</text:span></text:p>
      <text:p text:style-name="Standard"><text:span text:style-name="T1"/></text:p>
      <text:p text:style-name="Standard"><text:span text:style-name="T1">En cuanto a la métrica de bytes leídos por segundo puede notarse un pequeñas mejorías de la configuración optimizada en todas las operaciones, l1000A, rl1000A, lNSeq y lNAleat, teniendo valores específicos de 9.37%, 3.52%, 11.20% y 12.04%.</text:span></text:p>
      <text:p text:style-name="Standard"><text:span text:style-name="T1">Se puede concluir que las optimizaciones realizadas son muy poco significativas aunque tal vez interesantes para las lecturas secuenciales y aleatorias.</text:span></text:p>
      <text:p text:style-name="Standard"><text:span text:style-name="T1"/></text:p>
      <text:p text:style-name="Standard"><text:span text:style-name="T1">En cuanto a la métrica de latencia de escritura pueden notarse aceleraciones de 1.0081, 1.0029 y 1.6071 para las operaciones c1000A, c2000A2m y re2000A2m, respectivamente.</text:span></text:p>
      <text:p text:style-name="Standard"><text:span text:style-name="T1">Nuevamente puede notarse una mayor ganancia en las escrituras aleatorias sobre archivos existentes.</text:span></text:p>
      <text:p text:style-name="Standard"><text:span text:style-name="T1"/></text:p>
      <text:p text:style-name="Standard"><text:span text:style-name="T1">En cuanto a la métrica de latencia de lectura pueden notarse aceleraciones de 1.0937, 1.0352, 1.1120 y 1.1204 para las operaciones l1000A, rl1000A, lNSeq y lNAleat.</text:span></text:p>
      <text:p text:style-name="Standard"><text:span text:style-name="T1"/></text:p>
      <text:p text:style-name="Standard"><text:span text:style-name="T1">En cuanto a la métrica de tiempo de creación de directorios pueden notarse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Y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Y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2$Build-9286</meta:generator>
    <meta:initial-creator>Germán Arza</meta:initial-creator>
    <meta:creation-date>2008-05-25T20:22:33</meta:creation-date>
    <dc:creator>Germán Arza</dc:creator>
    <dc:date>2008-05-25T23:02:09</dc:date>
    <meta:editing-cycles>17</meta:editing-cycles>
    <meta:editing-duration>PT2H39M37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9" meta:word-count="212" meta:character-count="1447"/>
  </office:meta>
</office:document-meta>
</file>